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fryka Południowa</text:p>
          </table:table-cell>
          <table:table-cell office:value-type="float" office:value="34.28">
            <text:p>34,28</text:p>
          </table:table-cell>
          <table:table-cell office:value-type="float" office:value="164708.33">
            <text:p>164708,3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39.82">
            <text:p>39,82</text:p>
          </table:table-cell>
          <table:table-cell office:value-type="float" office:value="160491.66">
            <text:p>160491,6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ruba</text:p>
          </table:table-cell>
          <table:table-cell office:value-type="float" office:value="39.51">
            <text:p>39,51</text:p>
          </table:table-cell>
          <table:table-cell office:value-type="float" office:value="125075">
            <text:p>12507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5.71">
            <text:p>5,71</text:p>
          </table:table-cell>
          <table:table-cell office:value-type="float" office:value="188545.84">
            <text:p>188545,8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9.49">
            <text:p>9,49</text:p>
          </table:table-cell>
          <table:table-cell office:value-type="float" office:value="211895.83">
            <text:p>211895,83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float" office:value="35.23">
            <text:p>35,23</text:p>
          </table:table-cell>
          <table:table-cell office:value-type="float" office:value="224333.34">
            <text:p>224333,34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-2.2">
            <text:p>-2,2</text:p>
          </table:table-cell>
          <table:table-cell office:value-type="float" office:value="202808.34">
            <text:p>202808,3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float" office:value="2.35">
            <text:p>2,35</text:p>
          </table:table-cell>
          <table:table-cell office:value-type="float" office:value="164425">
            <text:p>16442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27.31">
            <text:p>27,31</text:p>
          </table:table-cell>
          <table:table-cell office:value-type="float" office:value="212974.99">
            <text:p>212974,99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float" office:value="36.14">
            <text:p>36,14</text:p>
          </table:table-cell>
          <table:table-cell office:value-type="float" office:value="148425">
            <text:p>14842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float" office:value="62.79">
            <text:p>62,79</text:p>
          </table:table-cell>
          <table:table-cell office:value-type="float" office:value="108262.51">
            <text:p>108262,51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float" office:value="32.1">
            <text:p>32,1</text:p>
          </table:table-cell>
          <table:table-cell office:value-type="float" office:value="113508.34">
            <text:p>113508,3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float" office:value="39.18">
            <text:p>39,18</text:p>
          </table:table-cell>
          <table:table-cell office:value-type="float" office:value="196337.5">
            <text:p>196337,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float" office:value="37.62">
            <text:p>37,62</text:p>
          </table:table-cell>
          <table:table-cell office:value-type="float" office:value="145383.33">
            <text:p>145383,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27.04">
            <text:p>27,04</text:p>
          </table:table-cell>
          <table:table-cell office:value-type="float" office:value="217395.84">
            <text:p>217395,8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float" office:value="20.26">
            <text:p>20,26</text:p>
          </table:table-cell>
          <table:table-cell office:value-type="float" office:value="129129.17">
            <text:p>129129,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float" office:value="17.81">
            <text:p>17,81</text:p>
          </table:table-cell>
          <table:table-cell office:value-type="float" office:value="200350">
            <text:p>2003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zechy</text:p>
          </table:table-cell>
          <table:table-cell office:value-type="float" office:value="23.89">
            <text:p>23,89</text:p>
          </table:table-cell>
          <table:table-cell office:value-type="float" office:value="171308.33">
            <text:p>171308,3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float" office:value="4.77">
            <text:p>4,77</text:p>
          </table:table-cell>
          <table:table-cell office:value-type="float" office:value="145750">
            <text:p>14575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float" office:value="13.09">
            <text:p>13,09</text:p>
          </table:table-cell>
          <table:table-cell office:value-type="float" office:value="197387.5">
            <text:p>197387,5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float" office:value="29.53">
            <text:p>29,53</text:p>
          </table:table-cell>
          <table:table-cell office:value-type="float" office:value="159708.34">
            <text:p>159708,3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float" office:value="44.36">
            <text:p>44,36</text:p>
          </table:table-cell>
          <table:table-cell office:value-type="float" office:value="197545.83">
            <text:p>197545,8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20.72">
            <text:p>20,72</text:p>
          </table:table-cell>
          <table:table-cell office:value-type="float" office:value="113433.33">
            <text:p>113433,33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float" office:value="45.23">
            <text:p>45,23</text:p>
          </table:table-cell>
          <table:table-cell office:value-type="float" office:value="232037.5">
            <text:p>232037,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float" office:value="6.44">
            <text:p>6,44</text:p>
          </table:table-cell>
          <table:table-cell office:value-type="float" office:value="115712.5">
            <text:p>115712,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float" office:value="7.59">
            <text:p>7,59</text:p>
          </table:table-cell>
          <table:table-cell office:value-type="float" office:value="201183.33">
            <text:p>201183,3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float" office:value="17.46">
            <text:p>17,46</text:p>
          </table:table-cell>
          <table:table-cell office:value-type="float" office:value="233954.17">
            <text:p>233954,1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float" office:value="2.51">
            <text:p>2,51</text:p>
          </table:table-cell>
          <table:table-cell office:value-type="float" office:value="116037.5">
            <text:p>116037,5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float" office:value="28.58">
            <text:p>28,58</text:p>
          </table:table-cell>
          <table:table-cell office:value-type="float" office:value="173016.67">
            <text:p>173016,6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Gwatemala</text:p>
          </table:table-cell>
          <table:table-cell office:value-type="float" office:value="41.88">
            <text:p>41,88</text:p>
          </table:table-cell>
          <table:table-cell office:value-type="float" office:value="169541.66">
            <text:p>169541,6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float" office:value="6.78">
            <text:p>6,78</text:p>
          </table:table-cell>
          <table:table-cell office:value-type="float" office:value="175487.5">
            <text:p>175487,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float" office:value="11.68">
            <text:p>11,68</text:p>
          </table:table-cell>
          <table:table-cell office:value-type="float" office:value="176983.33">
            <text:p>176983,33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float" office:value="6.2">
            <text:p>6,2</text:p>
          </table:table-cell>
          <table:table-cell office:value-type="float" office:value="196333.33">
            <text:p>196333,3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float" office:value="40.07">
            <text:p>40,07</text:p>
          </table:table-cell>
          <table:table-cell office:value-type="float" office:value="232391.67">
            <text:p>232391,67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float" office:value="10.09">
            <text:p>10,09</text:p>
          </table:table-cell>
          <table:table-cell office:value-type="float" office:value="190866.67">
            <text:p>190866,6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float" office:value="3.5">
            <text:p>3,5</text:p>
          </table:table-cell>
          <table:table-cell office:value-type="float" office:value="106641.67">
            <text:p>106641,6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float" office:value="12.26">
            <text:p>12,26</text:p>
          </table:table-cell>
          <table:table-cell office:value-type="float" office:value="167912.51">
            <text:p>167912,51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float" office:value="33.37">
            <text:p>33,37</text:p>
          </table:table-cell>
          <table:table-cell office:value-type="float" office:value="241562.5">
            <text:p>241562,5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float" office:value="5.61">
            <text:p>5,61</text:p>
          </table:table-cell>
          <table:table-cell office:value-type="float" office:value="133095.84">
            <text:p>133095,84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float" office:value="40.25">
            <text:p>40,25</text:p>
          </table:table-cell>
          <table:table-cell office:value-type="float" office:value="150666.67">
            <text:p>150666,67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float" office:value="7.95">
            <text:p>7,95</text:p>
          </table:table-cell>
          <table:table-cell office:value-type="float" office:value="223308.33">
            <text:p>223308,3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float" office:value="20.98">
            <text:p>20,98</text:p>
          </table:table-cell>
          <table:table-cell office:value-type="float" office:value="206316.67">
            <text:p>206316,67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float" office:value="38.9">
            <text:p>38,9</text:p>
          </table:table-cell>
          <table:table-cell office:value-type="float" office:value="208904.16">
            <text:p>208904,16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float" office:value="18.26">
            <text:p>18,26</text:p>
          </table:table-cell>
          <table:table-cell office:value-type="float" office:value="147637.5">
            <text:p>147637,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float" office:value="51.71">
            <text:p>51,71</text:p>
          </table:table-cell>
          <table:table-cell office:value-type="float" office:value="191116.67">
            <text:p>191116,6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float" office:value="7.04">
            <text:p>7,04</text:p>
          </table:table-cell>
          <table:table-cell office:value-type="float" office:value="163325">
            <text:p>163325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float" office:value="41.3">
            <text:p>41,3</text:p>
          </table:table-cell>
          <table:table-cell office:value-type="float" office:value="160150.01">
            <text:p>160150,01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float" office:value="29.36">
            <text:p>29,36</text:p>
          </table:table-cell>
          <table:table-cell office:value-type="float" office:value="178583.33">
            <text:p>178583,33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float" office:value="55.74">
            <text:p>55,74</text:p>
          </table:table-cell>
          <table:table-cell office:value-type="float" office:value="217250">
            <text:p>21725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float" office:value="47.66">
            <text:p>47,66</text:p>
          </table:table-cell>
          <table:table-cell office:value-type="float" office:value="202716.66">
            <text:p>202716,6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-0.37">
            <text:p>-0,37</text:p>
          </table:table-cell>
          <table:table-cell office:value-type="float" office:value="133375">
            <text:p>13337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float" office:value="22.27">
            <text:p>22,27</text:p>
          </table:table-cell>
          <table:table-cell office:value-type="float" office:value="152966.66">
            <text:p>152966,6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float" office:value="4.03">
            <text:p>4,03</text:p>
          </table:table-cell>
          <table:table-cell office:value-type="float" office:value="133541.67">
            <text:p>133541,6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float" office:value="22.29">
            <text:p>22,29</text:p>
          </table:table-cell>
          <table:table-cell office:value-type="float" office:value="154958.33">
            <text:p>154958,3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Makao</text:p>
          </table:table-cell>
          <table:table-cell office:value-type="float" office:value="6.62">
            <text:p>6,62</text:p>
          </table:table-cell>
          <table:table-cell office:value-type="float" office:value="80300">
            <text:p>80300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float" office:value="24.53">
            <text:p>24,53</text:p>
          </table:table-cell>
          <table:table-cell office:value-type="float" office:value="217325">
            <text:p>21732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2.34">
            <text:p>12,34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uritius</text:p>
          </table:table-cell>
          <table:table-cell office:value-type="float" office:value="20.88">
            <text:p>20,88</text:p>
          </table:table-cell>
          <table:table-cell office:value-type="float" office:value="170266.66">
            <text:p>170266,6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float" office:value="50.2">
            <text:p>50,2</text:p>
          </table:table-cell>
          <table:table-cell office:value-type="float" office:value="155741.67">
            <text:p>155741,67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float" office:value="22.71">
            <text:p>22,71</text:p>
          </table:table-cell>
          <table:table-cell office:value-type="float" office:value="168933.33">
            <text:p>168933,33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float" office:value="12.95">
            <text:p>12,95</text:p>
          </table:table-cell>
          <table:table-cell office:value-type="float" office:value="141116.67">
            <text:p>141116,67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15.41">
            <text:p>15,41</text:p>
          </table:table-cell>
          <table:table-cell office:value-type="float" office:value="190762.5">
            <text:p>190762,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iemcy</text:p>
          </table:table-cell>
          <table:table-cell office:value-type="float" office:value="7.89">
            <text:p>7,89</text:p>
          </table:table-cell>
          <table:table-cell office:value-type="float" office:value="202000">
            <text:p>20200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float" office:value="3.23">
            <text:p>3,23</text:p>
          </table:table-cell>
          <table:table-cell office:value-type="float" office:value="141937.5">
            <text:p>141937,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float" office:value="3.64">
            <text:p>3,64</text:p>
          </table:table-cell>
          <table:table-cell office:value-type="float" office:value="131887.5">
            <text:p>131887,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44.07">
            <text:p>44,07</text:p>
          </table:table-cell>
          <table:table-cell office:value-type="float" office:value="186074.99">
            <text:p>186074,99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33.44">
            <text:p>33,44</text:p>
          </table:table-cell>
          <table:table-cell office:value-type="float" office:value="220733.34">
            <text:p>220733,34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float" office:value="62.06">
            <text:p>62,06</text:p>
          </table:table-cell>
          <table:table-cell office:value-type="float" office:value="151716.67">
            <text:p>151716,6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70.83">
            <text:p>70,83</text:p>
          </table:table-cell>
          <table:table-cell office:value-type="float" office:value="234225">
            <text:p>2342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olska</text:p>
          </table:table-cell>
          <table:table-cell office:value-type="float" office:value="26.68">
            <text:p>26,68</text:p>
          </table:table-cell>
          <table:table-cell office:value-type="float" office:value="163125">
            <text:p>16312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float" office:value="13.32">
            <text:p>13,32</text:p>
          </table:table-cell>
          <table:table-cell office:value-type="float" office:value="127633.33">
            <text:p>127633,3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float" office:value="11.13">
            <text:p>11,13</text:p>
          </table:table-cell>
          <table:table-cell office:value-type="float" office:value="189500">
            <text:p>1895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osja</text:p>
          </table:table-cell>
          <table:table-cell office:value-type="float" office:value="34.84">
            <text:p>34,84</text:p>
          </table:table-cell>
          <table:table-cell office:value-type="float" office:value="135629.17">
            <text:p>135629,1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float" office:value="27.61">
            <text:p>27,61</text:p>
          </table:table-cell>
          <table:table-cell office:value-type="float" office:value="180850">
            <text:p>18085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25.81">
            <text:p>25,81</text:p>
          </table:table-cell>
          <table:table-cell office:value-type="float" office:value="160675">
            <text:p>16067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34.53">
            <text:p>34,53</text:p>
          </table:table-cell>
          <table:table-cell office:value-type="float" office:value="134333.34">
            <text:p>134333,34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float" office:value="14.62">
            <text:p>14,62</text:p>
          </table:table-cell>
          <table:table-cell office:value-type="float" office:value="222341.66">
            <text:p>222341,66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float" office:value="13.71">
            <text:p>13,71</text:p>
          </table:table-cell>
          <table:table-cell office:value-type="float" office:value="169000">
            <text:p>16900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float" office:value="35.23">
            <text:p>35,23</text:p>
          </table:table-cell>
          <table:table-cell office:value-type="float" office:value="167616.67">
            <text:p>167616,6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float" office:value="12.69">
            <text:p>12,69</text:p>
          </table:table-cell>
          <table:table-cell office:value-type="float" office:value="180758.34">
            <text:p>180758,3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float" office:value="21.51">
            <text:p>21,51</text:p>
          </table:table-cell>
          <table:table-cell office:value-type="float" office:value="184000">
            <text:p>18400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float" office:value="5.1">
            <text:p>5,1</text:p>
          </table:table-cell>
          <table:table-cell office:value-type="float" office:value="156216.67">
            <text:p>156216,6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float" office:value="1.42">
            <text:p>1,42</text:p>
          </table:table-cell>
          <table:table-cell office:value-type="float" office:value="126966.66">
            <text:p>126966,66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float" office:value="15.06">
            <text:p>15,06</text:p>
          </table:table-cell>
          <table:table-cell office:value-type="float" office:value="185445.84">
            <text:p>185445,84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float" office:value="5.27">
            <text:p>5,27</text:p>
          </table:table-cell>
          <table:table-cell office:value-type="float" office:value="126275">
            <text:p>12627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float" office:value="39.45">
            <text:p>39,45</text:p>
          </table:table-cell>
          <table:table-cell office:value-type="float" office:value="203050.01">
            <text:p>203050,0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float" office:value="22.22">
            <text:p>22,22</text:p>
          </table:table-cell>
          <table:table-cell office:value-type="float" office:value="175233.33">
            <text:p>175233,33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float" office:value="17.79">
            <text:p>17,79</text:p>
          </table:table-cell>
          <table:table-cell office:value-type="float" office:value="172158.34">
            <text:p>172158,34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12.79">
            <text:p>12,79</text:p>
          </table:table-cell>
          <table:table-cell office:value-type="float" office:value="137675">
            <text:p>13767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float" office:value="19.31">
            <text:p>19,31</text:p>
          </table:table-cell>
          <table:table-cell office:value-type="float" office:value="141358.33">
            <text:p>141358,3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float" office:value="9.68">
            <text:p>9,68</text:p>
          </table:table-cell>
          <table:table-cell office:value-type="float" office:value="181295.84">
            <text:p>181295,8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float" office:value="10.19">
            <text:p>10,19</text:p>
          </table:table-cell>
          <table:table-cell office:value-type="float" office:value="228458.34">
            <text:p>228458,34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float" office:value="6.2">
            <text:p>6,2</text:p>
          </table:table-cell>
          <table:table-cell office:value-type="float" office:value="93166.67">
            <text:p>93166,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2:11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22T12:11:20.64</dc:date>
    <dc:creator>Andrzej Bystrzycki</dc:creator>
    <meta:document-statistic meta:table-count="1" meta:cell-count="279" meta:object-count="0"/>
    <meta:generator>OpenOffice.org/3.3$Win32 OpenOffice.org_project/330m20$Build-9567</meta:generator>
  </office:meta>
</office:document-meta>
</file>